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239902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71896" calcext:value-type="float">
            <text:p>107.3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9902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81296" calcext:value-type="float">
            <text:p>106.3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9902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38752" calcext:value-type="float">
            <text:p>105.8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9902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0172" calcext:value-type="float">
            <text:p>105.2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9902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3344" calcext:value-type="float">
            <text:p>107.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9902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9744" calcext:value-type="float">
            <text:p>100.0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9902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45344" calcext:value-type="float">
            <text:p>99.1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9902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7064" calcext:value-type="float">
            <text:p>100.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9902</text:p>
          </table:table-cell>
          <table:table-cell office:value-type="string" calcext:value-type="string">
            <text:p>201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7808" calcext:value-type="float">
            <text:p>95.2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9902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468" calcext:value-type="float">
            <text:p>94.5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9902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02656" calcext:value-type="float">
            <text:p>94.4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9902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9344" calcext:value-type="float">
            <text:p>93.0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9902</text:p>
          </table:table-cell>
          <table:table-cell office:value-type="string" calcext:value-type="string">
            <text:p>200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92016" calcext:value-type="float">
            <text:p>93.0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9902</text:p>
          </table:table-cell>
          <table:table-cell office:value-type="string" calcext:value-type="string">
            <text:p>200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06" calcext:value-type="float">
            <text:p>96.2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9902</text:p>
          </table:table-cell>
          <table:table-cell office:value-type="string" calcext:value-type="string">
            <text:p>200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57448" calcext:value-type="float">
            <text:p>92.3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9902</text:p>
          </table:table-cell>
          <table:table-cell office:value-type="string" calcext:value-type="string">
            <text:p>200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24" calcext:value-type="float">
            <text:p>95.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9902</text:p>
          </table:table-cell>
          <table:table-cell office:value-type="string" calcext:value-type="string">
            <text:p>199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19192" calcext:value-type="float">
            <text:p>94.1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9902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09336" calcext:value-type="float">
            <text:p>94.5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9902</text:p>
          </table:table-cell>
          <table:table-cell office:value-type="string" calcext:value-type="string">
            <text:p>199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1536" calcext:value-type="float">
            <text:p>92.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9902</text:p>
          </table:table-cell>
          <table:table-cell office:value-type="string" calcext:value-type="string">
            <text:p>199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1112" calcext:value-type="float">
            <text:p>90.4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9902</text:p>
          </table:table-cell>
          <table:table-cell office:value-type="string" calcext:value-type="string">
            <text:p>199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5752" calcext:value-type="float">
            <text:p>89.4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9902</text:p>
          </table:table-cell>
          <table:table-cell office:value-type="string" calcext:value-type="string">
            <text:p>199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6232" calcext:value-type="float">
            <text:p>89.4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9902</text:p>
          </table:table-cell>
          <table:table-cell office:value-type="string" calcext:value-type="string">
            <text:p>199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5752" calcext:value-type="float">
            <text:p>89.4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9902</text:p>
          </table:table-cell>
          <table:table-cell office:value-type="string" calcext:value-type="string">
            <text:p>199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5856" calcext:value-type="float">
            <text:p>89.5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9902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24688" calcext:value-type="float">
            <text:p>89.3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9902</text:p>
          </table:table-cell>
          <table:table-cell office:value-type="string" calcext:value-type="string">
            <text:p>198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7968" calcext:value-type="float">
            <text:p>88.8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9902</text:p>
          </table:table-cell>
          <table:table-cell office:value-type="string" calcext:value-type="string">
            <text:p>198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5984" calcext:value-type="float">
            <text:p>89.0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9902</text:p>
          </table:table-cell>
          <table:table-cell office:value-type="string" calcext:value-type="string">
            <text:p>198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5168" calcext:value-type="float">
            <text:p>89.3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9902</text:p>
          </table:table-cell>
          <table:table-cell office:value-type="string" calcext:value-type="string">
            <text:p>198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776" calcext:value-type="float">
            <text:p>88.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9902</text:p>
          </table:table-cell>
          <table:table-cell office:value-type="string" calcext:value-type="string">
            <text:p>198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01728" calcext:value-type="float">
            <text:p>88.5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9902</text:p>
          </table:table-cell>
          <table:table-cell office:value-type="string" calcext:value-type="string">
            <text:p>198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498" calcext:value-type="float">
            <text:p>93.6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9902</text:p>
          </table:table-cell>
          <table:table-cell office:value-type="string" calcext:value-type="string">
            <text:p>198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88112" calcext:value-type="float">
            <text:p>89.2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9902</text:p>
          </table:table-cell>
          <table:table-cell office:value-type="string" calcext:value-type="string">
            <text:p>197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27152" calcext:value-type="float">
            <text:p>89.2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9902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0496" calcext:value-type="float">
            <text:p>88.5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9902</text:p>
          </table:table-cell>
          <table:table-cell office:value-type="string" calcext:value-type="string">
            <text:p>197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0392" calcext:value-type="float">
            <text:p>88.4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9902</text:p>
          </table:table-cell>
          <table:table-cell office:value-type="string" calcext:value-type="string">
            <text:p>197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4448" calcext:value-type="float">
            <text:p>87.4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9902</text:p>
          </table:table-cell>
          <table:table-cell office:value-type="string" calcext:value-type="string">
            <text:p>197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792" calcext:value-type="float">
            <text:p>86.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9902</text:p>
          </table:table-cell>
          <table:table-cell office:value-type="string" calcext:value-type="string">
            <text:p>197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1536" calcext:value-type="float">
            <text:p>85.4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9902</text:p>
          </table:table-cell>
          <table:table-cell office:value-type="string" calcext:value-type="string">
            <text:p>197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02368" calcext:value-type="float">
            <text:p>86.0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9902</text:p>
          </table:table-cell>
          <table:table-cell office:value-type="string" calcext:value-type="string">
            <text:p>197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3024" calcext:value-type="float">
            <text:p>84.3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9902</text:p>
          </table:table-cell>
          <table:table-cell office:value-type="string" calcext:value-type="string">
            <text:p>197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1816" calcext:value-type="float">
            <text:p>83.8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9902</text:p>
          </table:table-cell>
          <table:table-cell office:value-type="string" calcext:value-type="string">
            <text:p>196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7912" calcext:value-type="float">
            <text:p>83.8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9902</text:p>
          </table:table-cell>
          <table:table-cell office:value-type="string" calcext:value-type="string">
            <text:p>196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0024" calcext:value-type="float">
            <text:p>83.2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9902</text:p>
          </table:table-cell>
          <table:table-cell office:value-type="string" calcext:value-type="string">
            <text:p>196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88736" calcext:value-type="float">
            <text:p>82.0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9902</text:p>
          </table:table-cell>
          <table:table-cell office:value-type="string" calcext:value-type="string">
            <text:p>196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81016" calcext:value-type="float">
            <text:p>81.2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9902</text:p>
          </table:table-cell>
          <table:table-cell office:value-type="string" calcext:value-type="string">
            <text:p>196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6456" calcext:value-type="float">
            <text:p>79.0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